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9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0.7118in"/>
    </style:style>
    <style:style style:name="co8" style:family="table-column">
      <style:table-column-properties fo:break-before="auto" style:column-width="1.7693in"/>
    </style:style>
    <style:style style:name="co9" style:family="table-column">
      <style:table-column-properties fo:break-before="auto" style:column-width="1.1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Engineer Car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Damage/Block</text:p>
          </table:table-cell>
          <table:table-cell table:style-name="ce1" office:value-type="string">
            <text:p>Upgrade Cost</text:p>
          </table:table-cell>
          <table:table-cell table:style-name="ce1" office:value-type="string">
            <text:p>Upgrad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FX</text:p>
          </table:table-cell>
          <table:table-cell table:style-name="ce1" office:value-type="string">
            <text:p>VFX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Grenade Launcher</text:p>
          </table:table-cell>
          <table:table-cell office:value-type="string">
            <text:p>Basic</text:p>
          </table:table-cell>
          <table:table-cell office:value-type="string">
            <text:p>Attack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string">
            <text:p>Deal !D! Damage to all enemies X times.</text:p>
          </table:table-cell>
          <table:table-cell office:value-type="string">
            <text:p>Explosions</text:p>
          </table:table-cell>
          <table:table-cell office:value-type="string">
            <text:p>Lobbing spheres</text:p>
          </table:table-cell>
          <table:table-cell table:number-columns-repeated="1014"/>
        </table:table-row>
        <table:table-row table:style-name="ro1">
          <table:table-cell office:value-type="string">
            <text:p>Construct Turret</text:p>
          </table:table-cell>
          <table:table-cell office:value-type="string">
            <text:p>Basic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crease orb base damage</text:p>
          </table:table-cell>
          <table:table-cell office:value-type="string">
            <text:p>Construct an Auto Turret</text:p>
          </table:table-cell>
          <table:table-cell office:value-type="string">
            <text:p>Card upgrade</text:p>
          </table:table-cell>
          <table:table-cell office:value-type="string">
            <text:p>None</text:p>
          </table:table-cell>
          <table:table-cell table:number-columns-repeated="1014"/>
        </table:table-row>
        <table:table-row table:style-name="ro1">
          <table:table-cell office:value-type="string">
            <text:p>Auto Turret</text:p>
          </table:table-cell>
          <table:table-cell office:value-type="string">
            <text:p>N/A</text:p>
          </table:table-cell>
          <table:table-cell office:value-type="string">
            <text:p>Orb</text:p>
          </table:table-cell>
          <table:table-cell office:value-type="string">
            <text:p>N/A</text:p>
          </table:table-cell>
          <table:table-cell office:value-type="string">
            <text:p>1x3</text:p>
          </table:table-cell>
          <table:table-cell office:value-type="string">
            <text:p>N/A</text:p>
          </table:table-cell>
          <table:table-cell office:value-type="string">
            <text:p>Evoke: increase base damage</text:p>
          </table:table-cell>
          <table:table-cell office:value-type="string">
            <text:p>Deals !D! Damage to 3 random enemies</text:p>
          </table:table-cell>
          <table:table-cell office:value-type="string">
            <text:p>Gunshots</text:p>
          </table:table-cell>
          <table:table-cell office:value-type="string">
            <text:p>Quick hits</text:p>
          </table:table-cell>
          <table:table-cell table:number-columns-repeated="1014"/>
        </table:table-row>
        <table:table-row table:style-name="ro1">
          <table:table-cell office:value-type="string">
            <text:p>Bubble Shield</text:p>
          </table:table-cell>
          <table:table-cell office:value-type="string">
            <text:p>Basic</text:p>
          </table:table-cell>
          <table:table-cell office:value-type="string">
            <text:p>Skill</text:p>
          </table:table-cell>
          <table:table-cell office:value-type="float" office:value="3">
            <text:p>3</text:p>
          </table:table-cell>
          <table:table-cell office:value-type="string">
            <text:p>10 for 3 turns</text:p>
          </table:table-cell>
          <table:table-cell office:value-type="float" office:value="3">
            <text:p>3</text:p>
          </table:table-cell>
          <table:table-cell office:value-type="string">
            <text:p>15 for 3 turns</text:p>
          </table:table-cell>
          <table:table-cell office:value-type="string">
            <text:p>Gain !B! Block for 3 turns</text:p>
          </table:table-cell>
          <table:table-cell office:value-type="string">
            <text:p>Electric hum</text:p>
          </table:table-cell>
          <table:table-cell office:value-type="string">
            <text:p>Bubble effect (flame barrier?)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7/29/2019</text:date>, <text:time>07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7:21:59.60</meta:creation-date>
    <dc:date>2019-07-29T07:56:59.41</dc:date>
    <meta:editing-duration>PT4M29S</meta:editing-duration>
    <meta:editing-cycles>1</meta:editing-cycles>
    <meta:document-statistic meta:table-count="3" meta:cell-count="50" meta:object-count="0"/>
    <meta:generator>OpenOffice/4.1.6$Win32 OpenOffice.org_project/416m1$Build-9790</meta:generator>
  </office:meta>
</office:document-meta>
</file>